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13"/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Treibhausgas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Art</text:p>
          </table:table-cell>
          <table:table-cell office:value-type="string" table:style-name="ce2">
            <text:p>CO<text:span text:style-name="T2">2</text:span></text:p>
          </table:table-cell>
          <table:table-cell office:value-type="string" table:style-name="ce1">
            <text:p>CH<text:span text:style-name="T2">4</text:span></text:p>
          </table:table-cell>
          <table:table-cell office:value-type="string" table:style-name="ce1">
            <text:p>N<text:span text:style-name="T2">2</text:span>O</text:p>
          </table:table-cell>
          <table:table-cell office:value-type="string" table:style-name="ce1">
            <text:p>O<text:span text:style-name="T2">3</text:span></text:p>
          </table:table-cell>
          <table:table-cell office:value-type="string" table:style-name="ce1">
            <text:p>FCKW</text:p>
          </table:table-cell>
          <table:table-cell office:value-type="string" table:style-name="ce1">
            <text:p>ander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nteil in %</text:p>
          </table:table-cell>
          <table:table-cell office:value-type="percentage" office:value="0.5" table:style-name="ce3">
            <text:p>50%</text:p>
          </table:table-cell>
          <table:table-cell office:value-type="percentage" office:value="0.2" table:style-name="ce3">
            <text:p>20%</text:p>
          </table:table-cell>
          <table:table-cell office:value-type="percentage" office:value="0.04" table:style-name="ce3">
            <text:p>4%</text:p>
          </table:table-cell>
          <table:table-cell office:value-type="percentage" office:value="7.0000000000000007E-2" table:style-name="ce3">
            <text:p>7%</text:p>
          </table:table-cell>
          <table:table-cell office:value-type="percentage" office:value="0.1" table:style-name="ce3">
            <text:p>10%</text:p>
          </table:table-cell>
          <table:table-cell office:value-type="percentage" office:value="0.09" table:style-name="ce3">
            <text:p>9%</text:p>
          </table:table-cell>
          <table:table-cell table:style-name="ce3"/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>
            <draw:frame xmlns:presentation="urn:oasis:names:tc:opendocument:xmlns:presentation:1.0" draw:z-index="1" draw:id="id0" draw:style-name="a0" draw:name="Diagramm 1" svg:x="0.38333in" svg:y="0in" svg:width="5in" svg:height="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nton Muster</meta:initial-creator>
    <dc:creator>Administrator</dc:creator>
    <meta:creation-date>2024-04-19T09:02:03Z</meta:creation-date>
    <dc:date>2024-04-19T07:24:56Z</dc:date>
    <meta:editing-cycles>2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1P4">
      <style:graphic-properties draw:fill="solid" draw:fill-color="#4198af" draw:opacity="100%" draw:stroke="none"/>
    </style:style>
    <style:style style:family="chart" style:name="G0S1P5">
      <style:graphic-properties draw:fill="solid" draw:fill-color="#db843d" draw:opacity="100%" draw:stroke="none"/>
    </style:style>
    <style:style style:family="chart" style:name="G0S1P6">
      <style:graphic-properties draw:fill="solid" draw:fill-color="#93a9cf" draw:opacity="100%" draw:stroke="none"/>
    </style:style>
    <style:style style:family="chart" style:name="Crt0">
      <style:chart-properties chart:three-dimensional="tru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Flr0">
      <style:graphic-properties draw:fill="none" draw:stroke="solid" svg:stroke-width="0.01042in" svg:stroke-color="#868686" svg:stroke-opacity="100%" draw:stroke-linejoin="round"/>
    </style:style>
    <style:style style:family="chart" style:name="G0S0P6">
      <style:graphic-properties draw:fill="solid" draw:fill-color="#93a9cf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P0">
      <style:graphic-properties draw:fill="solid" draw:fill-color="#4572a7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1P1">
      <style:graphic-properties draw:fill="solid" draw:fill-color="#aa4643" draw:opacity="100%" draw:stroke="none"/>
    </style:style>
    <style:style style:family="chart" style:name="G0S1P2">
      <style:graphic-properties draw:fill="solid" draw:fill-color="#89a54e" draw:opacity="100%" draw:stroke="none"/>
    </style:style>
    <style:style style:family="chart" style:name="G0S1P3">
      <style:graphic-properties draw:fill="solid" draw:fill-color="#71588f" draw:opacity="100%" draw:stroke="non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dr3d:transform="matrix (0.90630677104982404 0 -0.42262044052464098 -0.39713343902554066 0.342019300324991 -0.85165006300296331 0.14454434737127711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Tabelle1.$A$3:.$G$3"/>
          </chart:axis>
          <chart:axis chart:dimension="y"/>
          <chart:series chart:values-cell-range-address="Tabelle1.$A$4:.$G$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series chart:values-cell-range-address="Tabelle1.$A$5:.$G$5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  <chart:data-point chart:style-name="G0S1P4"/>
            <chart:data-point chart:style-name="G0S1P5"/>
            <chart:data-point chart:style-name="G0S1P6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